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7231" officeooo:paragraph-rsid="000f7231" style:font-weight-asian="bold" style:font-weight-complex="bold"/>
    </style:style>
    <style:style style:name="P2" style:family="paragraph" style:parent-style-name="Standard">
      <style:text-properties fo:font-weight="bold" officeooo:rsid="001fe4b1" officeooo:paragraph-rsid="001fe4b1" style:font-weight-asian="bold" style:font-weight-complex="bold"/>
    </style:style>
    <style:style style:name="P3" style:family="paragraph" style:parent-style-name="Standard">
      <style:text-properties fo:font-weight="normal" officeooo:rsid="000f7231" officeooo:paragraph-rsid="000f7231" style:font-weight-asian="normal" style:font-weight-complex="normal"/>
    </style:style>
    <style:style style:name="P4" style:family="paragraph" style:parent-style-name="Standard">
      <style:text-properties fo:font-weight="normal" officeooo:rsid="00123785" officeooo:paragraph-rsid="00123785" style:font-weight-asian="normal" style:font-weight-complex="normal"/>
    </style:style>
    <style:style style:name="P5" style:family="paragraph" style:parent-style-name="Standard">
      <style:text-properties fo:font-weight="normal" officeooo:rsid="0015e4d2" officeooo:paragraph-rsid="0015e4d2" style:font-weight-asian="normal" style:font-weight-complex="normal"/>
    </style:style>
    <style:style style:name="P6" style:family="paragraph" style:parent-style-name="Standard">
      <style:text-properties fo:font-weight="normal" officeooo:rsid="0019c378" officeooo:paragraph-rsid="0019c378" style:font-weight-asian="normal" style:font-weight-complex="normal"/>
    </style:style>
    <style:style style:name="P7" style:family="paragraph" style:parent-style-name="Standard">
      <style:text-properties fo:font-weight="normal" officeooo:rsid="001d0beb" officeooo:paragraph-rsid="001d0beb" style:font-weight-asian="normal" style:font-weight-complex="normal"/>
    </style:style>
    <style:style style:name="P8" style:family="paragraph" style:parent-style-name="Standard">
      <style:text-properties fo:font-weight="normal" officeooo:rsid="001fe4b1" officeooo:paragraph-rsid="001fe4b1" style:font-weight-asian="normal" style:font-weight-complex="normal"/>
    </style:style>
    <style:style style:name="P9" style:family="paragraph" style:parent-style-name="Standard">
      <style:text-properties fo:font-weight="normal" officeooo:rsid="00216576" officeooo:paragraph-rsid="00216576" style:font-weight-asian="normal" style:font-weight-complex="normal"/>
    </style:style>
    <style:style style:name="P10" style:family="paragraph" style:parent-style-name="Standard">
      <style:text-properties fo:font-weight="normal" officeooo:rsid="00216576" officeooo:paragraph-rsid="00234a26" style:font-weight-asian="normal" style:font-weight-complex="normal"/>
    </style:style>
    <style:style style:name="P11" style:family="paragraph" style:parent-style-name="Standard">
      <style:text-properties fo:font-weight="normal" officeooo:rsid="00234a26" officeooo:paragraph-rsid="00234a26" style:font-weight-asian="normal" style:font-weight-complex="normal"/>
    </style:style>
    <style:style style:name="P12" style:family="paragraph" style:parent-style-name="Standard">
      <style:text-properties fo:font-style="italic" fo:font-weight="normal" officeooo:rsid="00234a26" officeooo:paragraph-rsid="00234a26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596d4" officeooo:paragraph-rsid="002596d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fo:font-weight="bold" officeooo:rsid="002596d4" officeooo:paragraph-rsid="002596d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2596d4" officeooo:paragraph-rsid="002596d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642dc" officeooo:paragraph-rsid="002642dc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ac0d5" officeooo:paragraph-rsid="002ac0d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break-before="page"/>
      <style:text-properties fo:font-weight="normal" officeooo:rsid="001d0beb" officeooo:paragraph-rsid="001d0beb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style="italic" fo:font-weight="normal" officeooo:rsid="00234a26" officeooo:paragraph-rsid="00234a26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text-properties fo:font-weight="normal" officeooo:rsid="000f7231" officeooo:paragraph-rsid="000f7231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10c72e" officeooo:paragraph-rsid="0010c72e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23785" officeooo:paragraph-rsid="00123785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23785" officeooo:paragraph-rsid="00123785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1708fe" officeooo:paragraph-rsid="001708fe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1708fe" officeooo:paragraph-rsid="001708fe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1708fe" officeooo:paragraph-rsid="001708fe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1708fe" officeooo:paragraph-rsid="001708fe" style:font-weight-asian="normal" style:font-weight-complex="normal"/>
    </style:style>
    <style:style style:name="P28" style:family="paragraph" style:parent-style-name="Standard" style:list-style-name="L8">
      <style:text-properties fo:font-weight="normal" officeooo:rsid="001708fe" officeooo:paragraph-rsid="001708fe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15e4d2" officeooo:paragraph-rsid="0015e4d2" style:font-weight-asian="normal" style:font-weight-complex="normal"/>
    </style:style>
    <style:style style:name="P30" style:family="paragraph" style:parent-style-name="Standard" style:list-style-name="L9">
      <style:text-properties fo:font-weight="normal" officeooo:rsid="001836dc" officeooo:paragraph-rsid="001836dc" style:font-weight-asian="normal" style:font-weight-complex="normal"/>
    </style:style>
    <style:style style:name="P31" style:family="paragraph" style:parent-style-name="Standard" style:list-style-name="L10">
      <style:text-properties fo:font-weight="normal" officeooo:rsid="0019c378" officeooo:paragraph-rsid="0019c378" style:font-weight-asian="normal" style:font-weight-complex="normal"/>
    </style:style>
    <style:style style:name="P32" style:family="paragraph" style:parent-style-name="Standard" style:list-style-name="L11">
      <style:text-properties fo:font-weight="normal" officeooo:rsid="001d0beb" officeooo:paragraph-rsid="001d0beb" style:font-weight-asian="normal" style:font-weight-complex="normal"/>
    </style:style>
    <style:style style:name="P33" style:family="paragraph" style:parent-style-name="Standard" style:list-style-name="L11">
      <style:text-properties fo:font-weight="normal" officeooo:rsid="001ea078" officeooo:paragraph-rsid="001ea078" style:font-weight-asian="normal" style:font-weight-complex="normal"/>
    </style:style>
    <style:style style:name="P34" style:family="paragraph" style:parent-style-name="Standard" style:list-style-name="L11">
      <style:text-properties fo:font-weight="normal" officeooo:rsid="001f5f90" officeooo:paragraph-rsid="001f5f90" style:font-weight-asian="normal" style:font-weight-complex="normal"/>
    </style:style>
    <style:style style:name="P35" style:family="paragraph" style:parent-style-name="Standard" style:list-style-name="L11">
      <style:text-properties fo:font-weight="normal" officeooo:rsid="001fe4b1" officeooo:paragraph-rsid="001fe4b1" style:font-weight-asian="normal" style:font-weight-complex="normal"/>
    </style:style>
    <style:style style:name="P36" style:family="paragraph" style:parent-style-name="Standard" style:list-style-name="L12">
      <style:text-properties fo:font-weight="normal" officeooo:rsid="001fe4b1" officeooo:paragraph-rsid="001fe4b1" style:font-weight-asian="normal" style:font-weight-complex="normal"/>
    </style:style>
    <style:style style:name="P37" style:family="paragraph" style:parent-style-name="Standard" style:list-style-name="L12">
      <style:text-properties fo:font-weight="normal" officeooo:rsid="00216576" officeooo:paragraph-rsid="00216576" style:font-weight-asian="normal" style:font-weight-complex="normal"/>
    </style:style>
    <style:style style:name="P38" style:family="paragraph" style:parent-style-name="Standard" style:list-style-name="L13">
      <style:text-properties fo:font-weight="normal" officeooo:rsid="00216576" officeooo:paragraph-rsid="00216576" style:font-weight-asian="normal" style:font-weight-complex="normal"/>
    </style:style>
    <style:style style:name="P39" style:family="paragraph" style:parent-style-name="Standard" style:list-style-name="L14">
      <style:text-properties fo:font-weight="normal" officeooo:rsid="00234a26" officeooo:paragraph-rsid="00234a26" style:font-weight-asian="normal" style:font-weight-complex="normal"/>
    </style:style>
    <style:style style:name="P40" style:family="paragraph" style:parent-style-name="Standard" style:list-style-name="L1">
      <style:text-properties fo:font-weight="bold" officeooo:rsid="000f7231" officeooo:paragraph-rsid="000f7231" style:font-weight-asian="bold" style:font-weight-complex="bold"/>
    </style:style>
    <style:style style:name="P41" style:family="paragraph" style:parent-style-name="Standard" style:list-style-name="L1">
      <style:text-properties fo:font-weight="bold" officeooo:rsid="0010c72e" officeooo:paragraph-rsid="0010c72e" style:font-weight-asian="bold" style:font-weight-complex="bold"/>
    </style:style>
    <style:style style:name="P42" style:family="paragraph" style:parent-style-name="Standard" style:list-style-name="L15">
      <style:text-properties fo:font-style="normal" fo:font-weight="normal" officeooo:rsid="002596d4" officeooo:paragraph-rsid="002596d4" style:font-style-asian="normal" style:font-weight-asian="normal" style:font-style-complex="normal" style:font-weight-complex="normal"/>
    </style:style>
    <style:style style:name="P43" style:family="paragraph" style:parent-style-name="Standard" style:list-style-name="L16">
      <style:text-properties fo:font-style="normal" fo:font-weight="normal" officeooo:rsid="002596d4" officeooo:paragraph-rsid="002596d4" style:font-style-asian="normal" style:font-weight-asian="normal" style:font-style-complex="normal" style:font-weight-complex="normal"/>
    </style:style>
    <style:style style:name="P44" style:family="paragraph" style:parent-style-name="Standard" style:list-style-name="L16">
      <style:text-properties fo:font-style="normal" fo:font-weight="normal" officeooo:rsid="002642dc" officeooo:paragraph-rsid="002642dc" style:font-style-asian="normal" style:font-weight-asian="normal" style:font-style-complex="normal" style:font-weight-complex="normal"/>
    </style:style>
    <style:style style:name="P45" style:family="paragraph" style:parent-style-name="Standard" style:list-style-name="L17">
      <style:text-properties fo:font-style="normal" fo:font-weight="normal" officeooo:rsid="002642dc" officeooo:paragraph-rsid="002642dc" style:font-style-asian="normal" style:font-weight-asian="normal" style:font-style-complex="normal" style:font-weight-complex="normal"/>
    </style:style>
    <style:style style:name="P46" style:family="paragraph" style:parent-style-name="Standard" style:list-style-name="L17">
      <style:text-properties fo:font-style="normal" fo:font-weight="normal" officeooo:rsid="002642dc" officeooo:paragraph-rsid="00273530" style:font-style-asian="normal" style:font-weight-asian="normal" style:font-style-complex="normal" style:font-weight-complex="normal"/>
    </style:style>
    <style:style style:name="P47" style:family="paragraph" style:parent-style-name="Standard" style:list-style-name="L17">
      <style:text-properties fo:font-style="normal" fo:font-weight="normal" officeooo:rsid="00273530" officeooo:paragraph-rsid="00273530" style:font-style-asian="normal" style:font-weight-asian="normal" style:font-style-complex="normal" style:font-weight-complex="normal"/>
    </style:style>
    <style:style style:name="P48" style:family="paragraph" style:parent-style-name="Standard" style:list-style-name="L18">
      <style:text-properties fo:font-style="normal" fo:font-weight="normal" officeooo:rsid="002ac0d5" officeooo:paragraph-rsid="002ac0d5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c72e" style:font-weight-asian="normal" style:font-weight-complex="normal"/>
    </style:style>
    <style:style style:name="T3" style:family="text">
      <style:text-properties fo:font-weight="normal" officeooo:rsid="0012378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ávní vztahy</text:p>
      <text:p text:style-name="P3">Vztah učitel – student(školský zákon, občanský zákonník, manžel – manželka)</text:p>
      <text:p text:style-name="P3">Právní vztahy mají tyto prvky: <text:line-break/>Subjekt – kdo prodává, obsah – prodej, podmínky, cena, objekt – auto</text:p>
      <text:p text:style-name="P3"/>
      <text:p text:style-name="P3">Právní skutečnosti</text:p>
      <text:list xml:id="list6315856198578406236" text:style-name="L1">
        <text:list-item>
          <text:p text:style-name="P20">Podmínka, kdy bude norma právního vztahu uplatňována</text:p>
        </text:list-item>
        <text:list-item>
          <text:p text:style-name="P20">právní jednání → chování subjektů v souladu s právními normami</text:p>
        </text:list-item>
        <text:list-item>
          <text:p text:style-name="P20">protiprávní jednání → chování v rozporu s právními normami</text:p>
          <text:list>
            <text:list-item>
              <text:p text:style-name="P40"><text:span text:style-name="T1">Záměrné </text:span><text:span text:style-name="T2">nebo</text:span><text:span text:style-name="T1"> nezáměrné</text:span></text:p>
            </text:list-item>
            <text:list-item>
              <text:p text:style-name="P21">dalším dělením je soukromoprávní (způsobené škody v závazku) a veřejnoprávní delikt</text:p>
            </text:list-item>
          </text:list>
        </text:list-item>
        <text:list-item>
          <text:p text:style-name="P41"><text:span text:style-name="T1">právní události jsou věci nezaviněné námi, které nás zatáhnou do právního vztahu, třeba úmrtí příbuzného s následným dědi</text:span><text:span text:style-name="T3">c</text:span><text:span text:style-name="T1">kým řízením.</text:span></text:p>
        </text:list-item>
        <text:list-item>
          <text:p text:style-name="P21">Právní stavy jsou dlouhodobé právní skutečnosti. Kupříkladu v manželství existuje společný majetek a společné dluhy. Mohou být i protiprávní. Vyplývají z něj i další právní události</text:p>
        </text:list-item>
        <text:list-item>
          <text:p text:style-name="P22">Subjektivní → s projevem vůle a Objektivní → bez projevu vůle</text:p>
        </text:list-item>
      </text:list>
      <text:p text:style-name="P4"/>
      <text:p text:style-name="P4">Subjekty právního vztahu</text:p>
      <text:list xml:id="list4478714108015024410" text:style-name="L2">
        <text:list-item>
          <text:p text:style-name="P23">fyzické osoby, právnické osoby, stát</text:p>
        </text:list-item>
      </text:list>
      <text:p text:style-name="P4"/>
      <text:p text:style-name="P4"/>
      <text:p text:style-name="P5">Otázky:</text:p>
      <text:p text:style-name="P5">Jak se nazývá ten, kdo zanechává dědictví?</text:p>
      <text:list xml:id="list9064963596939367235" text:style-name="L3">
        <text:list-item>
          <text:p text:style-name="P24">Zůstavitel</text:p>
        </text:list-item>
      </text:list>
      <text:p text:style-name="P5">Jaké podmínky jsou pro závěť psanou rukou a elektronicky?</text:p>
      <text:list xml:id="list5399682209434815232" text:style-name="L4">
        <text:list-item>
          <text:p text:style-name="P29">1. podpis zůstavitele a datum</text:p>
        </text:list-item>
        <text:list-item>
          <text:p text:style-name="P29">2. Nutná účast 2 dalších svědků, kteří nemají nic společného se závětí</text:p>
        </text:list-item>
      </text:list>
      <text:p text:style-name="P5">Je možné provést závěť ústně? Jaké jsou podmínky?</text:p>
      <text:list xml:id="list781635148823113420" text:style-name="L5">
        <text:list-item>
          <text:p text:style-name="P25">V bezprostředním ohrožení života. Přežije li, neplatí po 2 týdnech. Se 3 svědky.</text:p>
        </text:list-item>
      </text:list>
      <text:p text:style-name="P5">Kdo je takzvaný nepominutelný dědic?</text:p>
      <text:list xml:id="list6574953996393994389" text:style-name="L6">
        <text:list-item>
          <text:p text:style-name="P26">Děti</text:p>
        </text:list-item>
      </text:list>
      <text:p text:style-name="P5">Za jakých podmínek může být nepominutelný dědic vyděděn?</text:p>
      <text:list xml:id="list6760121527208999404" text:style-name="L7">
        <text:list-item>
          <text:p text:style-name="P27">Který mu nepomohl v nouzi, o zůstavitele neprojevoval zájem, odsouzen za zvrhlou činnost nebo vede zhýralý život</text:p>
        </text:list-item>
      </text:list>
      <text:p text:style-name="P5">Kdo zařizuje dědické řízení?</text:p>
      <text:list xml:id="list7850457174997451109" text:style-name="L8">
        <text:list-item>
          <text:p text:style-name="P28">Notář</text:p>
        </text:list-item>
      </text:list>
      <text:p text:style-name="P5">Kolik dědických skupin existuje při tzv dědění ze zákona?</text:p>
      <text:list xml:id="list5865585195798145688" text:style-name="L9">
        <text:list-item>
          <text:p text:style-name="P30">5</text:p>
        </text:list-item>
      </text:list>
      <text:p text:style-name="P5">Co je výhrada soupisu a proč je dobré si ji udělat?</text:p>
      <text:p text:style-name="P5">Co je odkaz, a jaké jsou výhody odkazovníka?</text:p>
      <text:list xml:id="list6937423479899479783" text:style-name="L10">
        <text:list-item>
          <text:p text:style-name="P31">Je to možnost odkázat konkrétní věc, třeba piano.</text:p>
        </text:list-item>
        <text:list-item>
          <text:p text:style-name="P31">Vždy musí být alespoň &lt; ¾ majetku</text:p>
        </text:list-item>
      </text:list>
      <text:p text:style-name="P6"/>
      <text:p text:style-name="P7">Dědická smlouva je nadřazena všem ostatním</text:p>
      <text:p text:style-name="P7">Dědická zákonná posloupnost</text:p>
      <text:p text:style-name="P7"><text:tab/>6 skupin</text:p>
      <text:p text:style-name="P18">Relativní (závazková) majetková práva</text:p>
      <text:list xml:id="list8436572111118872096" text:style-name="L11">
        <text:list-item>
          <text:p text:style-name="P32">Práva a povinnosti jsou vyvážené</text:p>
        </text:list-item>
        <text:list-item>
          <text:p text:style-name="P32">Zápůjčka, koupě</text:p>
        </text:list-item>
        <text:list-item>
          <text:p text:style-name="P32">Dluh = co má být plněno<text:line-break/>Dlužník = <text:s/>kdo plní<text:line-break/>Věřitel = ten, komu má <text:s/>být plněno<text:line-break/>Pohledávka = právo věřitele na plněné</text:p>
        </text:list-item>
        <text:list-item>
          <text:p text:style-name="P33">Závazky z právních jednání (vznikají třeba smlouvou)<text:line-break/>…<text:line-break/>…</text:p>
        </text:list-item>
        <text:list-item>
          <text:p text:style-name="P33">Smlouva</text:p>
          <text:list>
            <text:list-item>
              <text:p text:style-name="P33">Nejtypičtější závazek</text:p>
            </text:list-item>
            <text:list-item>
              <text:p text:style-name="P33">Co musí mít: Datum, dotyčné strany s identifikací, obsah</text:p>
            </text:list-item>
            <text:list-item>
              <text:p text:style-name="P33">může obsahovat třeba i způsob plnění a datum plnění</text:p>
            </text:list-item>
          </text:list>
        </text:list-item>
      </text:list>
      <text:p text:style-name="P8">Orgány právní ochrany</text:p>
      <text:list xml:id="list95423968884509" text:continue-numbering="true" text:style-name="L11">
        <text:list-item>
          <text:p text:style-name="P34">Notář</text:p>
          <text:list>
            <text:list-item>
              <text:p text:style-name="P34">sepisování veřejných smluv a listin</text:p>
            </text:list-item>
          </text:list>
        </text:list-item>
        <text:list-item>
          <text:p text:style-name="P35">Mediátor</text:p>
          <text:list>
            <text:list-item>
              <text:p text:style-name="P35">Domlouvá mimosoudní řešení sporu u osob, které se spolu nechtějí nebo nemohou stýkat</text:p>
            </text:list-item>
          </text:list>
        </text:list-item>
        <text:list-item>
          <text:p text:style-name="P35">Soudní exekutor</text:p>
        </text:list-item>
        <text:list-item>
          <text:p text:style-name="P35">Státní zástupce</text:p>
        </text:list-item>
        <text:list-item>
          <text:p text:style-name="P35">Soudní znalci, tlumočníci</text:p>
        </text:list-item>
        <text:list-item>
          <text:p text:style-name="P35">Insolvenční správci</text:p>
          <text:list>
            <text:list-item>
              <text:p text:style-name="P35">Uzavírají podnik a řídí uspokojování věřitelů insolvenčních firem</text:p>
            </text:list-item>
          </text:list>
        </text:list-item>
      </text:list>
      <text:p text:style-name="P8"/>
      <text:p text:style-name="P2">Civilní proces</text:p>
      <text:list xml:id="list2127183538810552299" text:style-name="L12">
        <text:list-item>
          <text:p text:style-name="P36">upraveno občanským soudním řádem a zákonem o zvláštních řízeních soudních</text:p>
        </text:list-item>
        <text:list-item>
          <text:p text:style-name="P36">Výsledek soudu je závazný</text:p>
        </text:list-item>
        <text:list-item>
          <text:p text:style-name="P37">Dělení</text:p>
          <text:list>
            <text:list-item>
              <text:p text:style-name="P37">Nalézací</text:p>
              <text:list>
                <text:list-item>
                  <text:p text:style-name="P37">Sporné</text:p>
                </text:list-item>
                <text:list-item>
                  <text:p text:style-name="P37">Nesorné</text:p>
                </text:list-item>
              </text:list>
            </text:list-item>
            <text:list-item>
              <text:p text:style-name="P37">Vykonávací</text:p>
            </text:list-item>
            <text:list-item>
              <text:p text:style-name="P37">Insolvenční</text:p>
            </text:list-item>
            <text:list-item>
              <text:p text:style-name="P37">…</text:p>
            </text:list-item>
          </text:list>
        </text:list-item>
      </text:list>
      <text:p text:style-name="P9"/>
      <text:p text:style-name="P9"><text:tab/>Řízení nalézací</text:p>
      <text:list xml:id="list7384315907196980527" text:style-name="L13">
        <text:list-item>
          <text:p text:style-name="P38">Toto řízení vede k rozhodnutí, jímž soud buď nalézá co je právem a nebo právo vytváří. Soud vydává autoritativní rozhodnutí</text:p>
        </text:list-item>
      </text:list>
      <text:p text:style-name="P10"><text:tab/></text:p>
      <text:p text:style-name="P11"><text:tab/>Řízení vykonávací (exekuční)</text:p>
      <text:list xml:id="list2462255349593206575" text:style-name="L14">
        <text:list-item>
          <text:p text:style-name="P39">Realizace toho, co bylo stanoveno řízením nalézacím v případě, že nedošlo k plnění</text:p>
        </text:list-item>
      </text:list>
      <text:p text:style-name="P11"/>
      <text:p text:style-name="P11"><text:tab/></text:p>
      <text:p text:style-name="P12"/>
      <text:p text:style-name="P12"><text:tab/></text:p>
      <text:p text:style-name="P19"><text:tab/>Princip veřejnosti (možnost přítomnosti třetích osob u jednání soudu, možnost být přítomen <text:tab/>u provádění důkazů)</text:p>
      <text:p text:style-name="P12"><text:tab/>Princip volného hodnocení důkazů (soud hodnotí důkazy <text:s/>jejich věrohodnost dle svého <text:tab/>uvážení)</text:p>
      <text:p text:style-name="P12"><text:tab/>Princip dispoziční a princip oficiality (iniciativa v rukou zúčastněných/iniciativa v rukou </text:p>
      <text:p text:style-name="P12"><text:tab/>soudu)</text:p>
      <text:p text:style-name="P12"><text:tab/>Princip projednání (odpovědnost za skutkové podklady → nutnost dokázat svá tvrzení)</text:p>
      <text:p text:style-name="P12"><text:tab/>Princip vyšetřovací (soud musí zjistit potřebné důkazy)</text:p>
      <text:p text:style-name="P12"/>
      <text:p text:style-name="P14">Jednání u soudu</text:p>
      <text:p text:style-name="P15"/>
      <text:p text:style-name="P13">DOPSAT VĚCI CO CHYBÍ</text:p>
      <text:p text:style-name="P15"/>
      <text:p text:style-name="P15">Dokazování</text:p>
      <text:list xml:id="list4440836304274144890" text:style-name="L15">
        <text:list-item>
          <text:p text:style-name="P42">Musíme uvést všechny skutečnosti související s případem, které jsou nám známy</text:p>
        </text:list-item>
        <text:list-item>
          <text:p text:style-name="P42">Důkazní prostředky</text:p>
          <text:list>
            <text:list-item>
              <text:p text:style-name="P42">Výslech svědků</text:p>
              <text:list>
                <text:list-item>
                  <text:p text:style-name="P42">Každý má zákonnou svědeckou povinnost</text:p>
                </text:list-item>
              </text:list>
            </text:list-item>
            <text:list-item>
              <text:p text:style-name="P42">Znalecký posudek</text:p>
            </text:list-item>
            <text:list-item>
              <text:p text:style-name="P42">Listiny</text:p>
            </text:list-item>
            <text:list-item>
              <text:p text:style-name="P42">Záznamy zvukové i obrazové</text:p>
            </text:list-item>
          </text:list>
        </text:list-item>
      </text:list>
      <text:p text:style-name="P15"/>
      <text:p text:style-name="P15">Rozhodnutí</text:p>
      <text:list xml:id="list9218608083556624513" text:style-name="L16">
        <text:list-item>
          <text:p text:style-name="P43">autoritativní výrok soudu</text:p>
        </text:list-item>
        <text:list-item>
          <text:p text:style-name="P43">má závazné právní důsledky</text:p>
        </text:list-item>
        <text:list-item>
          <text:p text:style-name="P44">má charakter</text:p>
          <text:list>
            <text:list-item>
              <text:p text:style-name="P44">rozsudku</text:p>
            </text:list-item>
            <text:list-item>
              <text:p text:style-name="P44">ustanovení (o zastavení řízení nebo o ustanovení znalce)</text:p>
            </text:list-item>
            <text:list-item>
              <text:p text:style-name="P44">platební rozkaz</text:p>
            </text:list-item>
          </text:list>
        </text:list-item>
        <text:list-item>
          <text:p text:style-name="P44">soud může určit rozhodnutí:</text:p>
          <text:list>
            <text:list-item>
              <text:p text:style-name="P44">na plnění</text:p>
              <text:list>
                <text:list-item>
                  <text:p text:style-name="P44">zajištění částky</text:p>
                </text:list-item>
              </text:list>
            </text:list-item>
            <text:list-item>
              <text:p text:style-name="P44">určovací (třeba o vlastnictví věci)</text:p>
            </text:list-item>
            <text:list-item>
              <text:p text:style-name="P44">měnící stav občana</text:p>
            </text:list-item>
          </text:list>
        </text:list-item>
      </text:list>
      <text:p text:style-name="P16"/>
      <text:p text:style-name="P16">Opravná řízení</text:p>
      <text:list xml:id="list6452461350733816741" text:style-name="L17">
        <text:list-item>
          <text:p text:style-name="P45">rozsudek musí být napadnut do 15 dní od doručení rozsudku</text:p>
          <text:list>
            <text:list-item>
              <text:p text:style-name="P46">odvolání</text:p>
            </text:list-item>
          </text:list>
        </text:list-item>
        <text:list-item>
          <text:p text:style-name="P47">nebo poté co již rozsudek nabyl pravomocnosti</text:p>
          <text:list>
            <text:list-item>
              <text:p text:style-name="P45">žaloba na obnovu řízení</text:p>
            </text:list-item>
            <text:list-item>
              <text:p text:style-name="P45">žaloba pro zmatečnost</text:p>
            </text:list-item>
            <text:list-item>
              <text:p text:style-name="P45">dovolání</text:p>
            </text:list-item>
          </text:list>
        </text:list-item>
      </text:list>
      <text:p text:style-name="P16"/>
      <text:p text:style-name="P17">Uzavření pracovního poměru</text:p>
      <text:list xml:id="list3265985263702303910" text:style-name="L18">
        <text:list-item>
          <text:p text:style-name="P48">Zaměstnanec</text:p>
          <text:list>
            <text:list-item>
              <text:p text:style-name="P48">Zavázal se k vykonání práce</text:p>
            </text:list-item>
            <text:list-item>
              <text:p text:style-name="P48">Způsobilost od 15ti let s ukončenou základkou</text:p>
            </text:list-item>
            <text:list-item>
              <text:p text:style-name="P48">Mzda x plat</text:p>
              <text:list>
                <text:list-item>
                  <text:p text:style-name="P48">Plat je u státních zaměstnanců</text:p>
                </text:list-item>
              </text:list>
            </text:list-item>
          </text:list>
        </text:list-item>
        <text:list-item>
          <text:p text:style-name="P48">nelze sjednat ústně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6:35.073259142</meta:creation-date>
    <dc:date>2018-04-03T09:54:22.545633365</dc:date>
    <meta:editing-duration>PT1H6M24S</meta:editing-duration>
    <meta:editing-cycles>11</meta:editing-cycles>
    <meta:generator>LibreOffice/5.1.6.2$Linux_x86 LibreOffice_project/10m0$Build-2</meta:generator>
    <meta:document-statistic meta:table-count="0" meta:image-count="0" meta:object-count="0" meta:page-count="3" meta:paragraph-count="115" meta:word-count="703" meta:character-count="4279" meta:non-whitespace-character-count="3741"/>
  </office:meta>
</office:document-meta>
</file>